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Liberation Sans" fo:font-weight="normal" officeooo:rsid="00149014" officeooo:paragraph-rsid="00149014" style:font-weight-asian="normal" style:font-weight-complex="normal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Liberation Sans" officeooo:rsid="00191601" officeooo:paragraph-rsid="00191601"/>
    </style:style>
    <style:style style:name="P3" style:family="paragraph" style:parent-style-name="Text_20_body" style:list-style-name="L1">
      <style:paragraph-properties fo:line-height="150%" fo:text-align="start" style:justify-single-word="false"/>
      <style:text-properties style:font-name="Liberation Sans" officeooo:rsid="00191601" officeooo:paragraph-rsid="00191601"/>
    </style:style>
    <style:style style:name="P4" style:family="paragraph" style:parent-style-name="Text_20_body" style:list-style-name="">
      <style:paragraph-properties fo:line-height="150%" fo:text-align="start" style:justify-single-word="false"/>
      <style:text-properties style:font-name="Liberation Sans" officeooo:rsid="001a19a4" officeooo:paragraph-rsid="001b130e"/>
    </style:style>
    <style:style style:name="P5" style:family="paragraph" style:parent-style-name="Subtitle">
      <style:paragraph-properties fo:line-height="150%"/>
      <style:text-properties style:font-name="Liberation Sans"/>
    </style:style>
    <style:style style:name="P6" style:family="paragraph" style:parent-style-name="Title">
      <style:paragraph-properties fo:line-height="150%"/>
      <style:text-properties style:font-name="Liberation Sans"/>
    </style:style>
    <style:style style:name="P7" style:family="paragraph" style:parent-style-name="Heading_20_1" style:list-style-name="">
      <style:paragraph-properties fo:line-height="150%" fo:text-align="center" style:justify-single-word="false" fo:break-before="page"/>
      <style:text-properties style:font-name="Liberation Sans" officeooo:rsid="001a19a4" officeooo:paragraph-rsid="001a19a4"/>
    </style:style>
    <style:style style:name="P8" style:family="paragraph" style:parent-style-name="Heading_20_1">
      <style:paragraph-properties fo:line-height="150%" fo:text-align="center" style:justify-single-word="false" fo:break-before="page"/>
      <style:text-properties style:font-name="Liberation Sans" officeooo:rsid="00191601" officeooo:paragraph-rsid="00191601"/>
    </style:style>
    <style:style style:name="P9" style:family="paragraph" style:parent-style-name="Heading_20_1">
      <style:paragraph-properties fo:text-align="center" style:justify-single-word="false" fo:break-before="page"/>
      <style:text-properties officeooo:rsid="001b130e" officeooo:paragraph-rsid="001b130e"/>
    </style:style>
    <style:style style:name="T1" style:family="text">
      <style:text-properties officeooo:rsid="001660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a19a4" style:font-style-asian="normal" style:font-style-complex="normal"/>
    </style:style>
    <style:style style:name="T5" style:family="text">
      <style:text-properties officeooo:rsid="001b13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utomatic Web Navigator <text:span text:style-name="T1">(AWN)</text:span></text:p>
      <text:p text:style-name="P5">Created by: Austin Moore</text:p>
      <text:p text:style-name="P1"/>
      <text:h text:style-name="P7" text:outline-level="1">Introduction</text:h>
      <text:h text:style-name="P4" text:outline-level="1">AWN is designed to automate many repetitive web tasks that would take a significant amount of time to do by hand. AWN <text:span text:style-name="T5">allows a user to queue multiple websites and perform repetitive tasks on them with an automated web browser such as Chrome or Firefox.</text:span></text:h>
      <text:h text:style-name="P4" text:outline-level="1"/>
      <text:h text:style-name="P4" text:outline-level="1"><text:span text:style-name="T5">Since the user agent looks exactly like a regular web browser and can run JavaScript, AWN is able to access any website without being blocked.</text:span></text:h>
      <text:h text:style-name="P8" text:outline-level="1">Installation</text:h>
      <text:p text:style-name="P2">AWN does not yet come packaged with an installer. As of right now, you will need to install Python on your system and run the <text:span text:style-name="T2">navigator.py </text:span><text:span text:style-name="T3">script. The following software is required to run the program.</text:span></text:p>
      <text:list xml:id="list3693027206" text:style-name="L1">
        <text:list-item>
          <text:p text:style-name="P3"><text:a xlink:type="simple" xlink:href="https://www.python.org/downloads" text:style-name="Internet_20_link" text:visited-style-name="Visited_20_Internet_20_Link"><text:span text:style-name="T3">Python 2</text:span></text:a></text:p>
        </text:list-item>
        <text:list-item>
          <text:p text:style-name="P3"><text:a xlink:type="simple" xlink:href="https://www.makeusof.com/tag/install-pip-for-python/" text:style-name="Internet_20_link" text:visited-style-name="Visited_20_Internet_20_Link"><text:span text:style-name="T3">Python 2 pip</text:span></text:a></text:p>
        </text:list-item>
        <text:list-item>
          <text:p text:style-name="P3"><text:span text:style-name="T3">Python 2 modules</text:span></text:p>
          <text:list>
            <text:list-item>
              <text:p text:style-name="P3"><text:span text:style-name="T3">selenium</text:span></text:p>
              <text:list>
                <text:list-header>
                  <text:p text:style-name="P3"><text:span text:style-name="T3">pip install selenium</text:span></text:p>
                </text:list-header>
              </text:list>
            </text:list-item>
            <text:list-item>
              <text:p text:style-name="P3"><text:span text:style-name="T3">bs4</text:span></text:p>
            </text:list-item>
          </text:list>
        </text:list-item>
      </text:list>
      <text:p text:style-name="P2"><text:span text:style-name="T3"><text:tab/><text:tab/>pip install bs4</text:span></text:p>
      <text:list xml:id="list201438577955993" text:continue-numbering="true" text:style-name="L1">
        <text:list-item>
          <text:p text:style-name="P3"><text:span text:style-name="T3">Web Driver (One of the following)</text:span></text:p>
          <text:list>
            <text:list-item>
              <text:p text:style-name="P3"><text:a xlink:type="simple" xlink:href="https://sites.google.com/a/chromium.org/chromedriver/downloads" text:style-name="Internet_20_link" text:visited-style-name="Visited_20_Internet_20_Link"><text:span text:style-name="T3">Chrome Driver</text:span></text:a></text:p>
            </text:list-item>
            <text:list-item>
              <text:p text:style-name="P3"><text:a xlink:type="simple" xlink:href="https://github.com/mozilla/geckodriver/releases" text:style-name="Internet_20_link" text:visited-style-name="Visited_20_Internet_20_Link"><text:span text:style-name="T3">Firefox Driver</text:span></text:a></text:p>
            </text:list-item>
          </text:list>
        </text:list-item>
      </text:list>
      <text:p text:style-name="P2"><text:span text:style-name="T3"/></text:p>
      <text:p text:style-name="P2"><text:span text:style-name="T3">Python 2 is used in place of Python 3 since the machine I have at work only comes installed with Python 2. In the interest of not </text:span><text:span text:style-name="T4">making</text:span><text:span text:style-name="T3"> too many download requests at work, I have opted to stick with Python 2 for the time being.</text:span></text:p>
      <text:h text:style-name="P9" text:outline-level="1">How to use: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9:29:28.461204388</meta:creation-date>
    <dc:date>2018-11-28T20:14:36.836621923</dc:date>
    <meta:editing-duration>PT11M17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4" meta:paragraph-count="19" meta:word-count="200" meta:character-count="1065" meta:non-whitespace-character-count="890"/>
  </office:meta>
</office:document-meta>
</file>